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4cm" fo:min-width="5.228cm"/>
    </style:style>
    <style:style style:name="gr2" style:family="graphic" style:parent-style-name="standard">
      <style:graphic-properties draw:textarea-horizontal-align="justify" draw:textarea-vertical-align="middle" draw:auto-grow-height="false" fo:min-height="0.946cm" fo:min-width="3.72cm"/>
    </style:style>
    <style:style style:name="gr3" style:family="graphic" style:parent-style-name="standard">
      <style:graphic-properties draw:textarea-horizontal-align="justify" draw:textarea-vertical-align="middle" draw:auto-grow-height="false" fo:min-height="1.7cm" fo:min-width="1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84cm" fo:min-width="2.712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1.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262cm" fo:min-width="1.516cm"/>
    </style:style>
    <style:style style:name="gr9" style:family="graphic" style:parent-style-name="standard">
      <style:graphic-properties draw:textarea-horizontal-align="justify" draw:textarea-vertical-align="middle" draw:auto-grow-height="false" fo:min-height="1.136cm" fo:min-width="1.956cm"/>
    </style:style>
    <style:style style:name="gr10" style:family="graphic" style:parent-style-name="standard">
      <style:graphic-properties draw:textarea-horizontal-align="justify" draw:textarea-vertical-align="middle" draw:auto-grow-height="false" fo:min-height="1.59cm" fo:min-width="4.16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8.1cm" svg:height="3.3cm" svg:x="6.1cm" svg:y="2.6cm">
          <text:p text:style-name="P1">Start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7cm" svg:height="1.9cm" svg:x="6.9cm" svg:y="7.6cm">
          <text:p text:style-name="P1">Podaj x,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4.2cm" svg:height="3.9cm" svg:x="6.2cm" svg:y="15.1cm">
          <text:p text:style-name="P1">x&gt;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10.15cm" svg:y1="5.9cm" svg:x2="10.25cm" svg:y2="7.6cm" draw:start-shape="id1" draw:end-shape="id2" draw:end-glue-point="5" svg:d="M10150 5900l100 1700" svg:viewBox="0 0 101 1701">
          <text:p/>
        </draw:connector>
        <draw:custom-shape draw:style-name="gr5" draw:text-style-name="P1" xml:id="id8" draw:id="id8" draw:layer="layout" svg:width="5.1cm" svg:height="1.8cm" svg:x="0.7cm" svg:y="22.7cm">
          <text:p text:style-name="P1">Wypisz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4" draw:id="id4" draw:layer="layout" svg:width="3.8cm" svg:height="2.8cm" svg:x="11.6cm" svg:y="18.9cm">
          <text:p text:style-name="P1">y&lt;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type="line" svg:x1="10.4cm" svg:y1="17.05cm" svg:x2="13.5cm" svg:y2="18.9cm" draw:start-shape="id3" draw:start-glue-point="7" draw:end-shape="id4" draw:end-glue-point="4" svg:d="M10400 17050l3100 1850" svg:viewBox="0 0 3101 1851">
          <text:p text:style-name="P1">nie</text:p>
        </draw:connector>
        <draw:custom-shape draw:style-name="gr8" draw:text-style-name="P1" xml:id="id5" draw:id="id5" draw:layer="layout" svg:width="3.2cm" svg:height="2.4cm" svg:x="9cm" svg:y="22.2cm">
          <text:p text:style-name="P1">Wypisz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xml:id="id6" draw:id="id6" draw:layer="layout" svg:width="3.9cm" svg:height="2.2cm" svg:x="14.6cm" svg:y="22.8cm">
          <text:p text:style-name="P1">Wypisz x i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type="line" svg:x1="11.6cm" svg:y1="20.3cm" svg:x2="10.6cm" svg:y2="22.2cm" draw:start-shape="id4" draw:start-glue-point="5" draw:end-shape="id5" draw:end-glue-point="5" svg:d="M11600 20300l-1000 1900" svg:viewBox="0 0 1001 1901">
          <text:p text:style-name="P1">tak</text:p>
        </draw:connector>
        <draw:connector draw:style-name="gr7" draw:text-style-name="P2" draw:layer="layout" draw:type="line" svg:x1="15.4cm" svg:y1="20.3cm" svg:x2="17.038cm" svg:y2="22.8cm" draw:start-shape="id4" draw:start-glue-point="7" draw:end-shape="id6" draw:end-glue-point="4" svg:d="M15400 20300l1638 2500" svg:viewBox="0 0 1639 2501">
          <text:p text:style-name="P1">nie</text:p>
        </draw:connector>
        <draw:custom-shape draw:style-name="gr10" draw:text-style-name="P1" xml:id="id7" draw:id="id7" draw:layer="layout" svg:width="6.6cm" svg:height="2.6cm" svg:x="10cm" svg:y="26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6cm" svg:y1="24.6cm" svg:x2="13.3cm" svg:y2="26.1cm" draw:start-shape="id5" draw:start-glue-point="8" draw:end-shape="id7" draw:end-glue-point="4" svg:d="M10600 24600l2700 1500" svg:viewBox="0 0 2701 1501">
          <text:p/>
        </draw:connector>
        <draw:connector draw:style-name="gr4" draw:text-style-name="P2" draw:layer="layout" draw:type="line" svg:x1="16.062cm" svg:y1="25cm" svg:x2="13.3cm" svg:y2="26.1cm" draw:start-shape="id6" draw:start-glue-point="7" draw:end-shape="id7" draw:end-glue-point="4" svg:d="M16062 25000l-2762 1100" svg:viewBox="0 0 2763 1101">
          <text:p/>
        </draw:connector>
        <draw:connector draw:style-name="gr4" draw:text-style-name="P2" draw:layer="layout" draw:type="line" svg:x1="3.25cm" svg:y1="24.5cm" svg:x2="13.3cm" svg:y2="26.1cm" draw:start-shape="id8" draw:start-glue-point="8" draw:end-shape="id7" draw:end-glue-point="4" svg:d="M3250 24500l10050 1600" svg:viewBox="0 0 10051 1601">
          <text:p/>
        </draw:connector>
        <draw:connector draw:style-name="gr4" draw:text-style-name="P2" draw:layer="layout" draw:type="line" svg:x1="9.412cm" svg:y1="9.5cm" svg:x2="8.3cm" svg:y2="15.1cm" draw:start-shape="id2" draw:start-glue-point="7" draw:end-shape="id3" draw:end-glue-point="4" svg:d="M9412 9500l-1112 5600" svg:viewBox="0 0 1113 5601">
          <text:p/>
        </draw:connector>
        <draw:connector draw:style-name="gr7" draw:text-style-name="P2" draw:layer="layout" draw:type="line" svg:x1="6.2cm" svg:y1="17.05cm" svg:x2="3.888cm" svg:y2="22.7cm" draw:start-shape="id3" draw:start-glue-point="5" draw:end-shape="id8" draw:end-glue-point="4" svg:d="M6200 17050l-2312 5650" svg:viewBox="0 0 2313 5651">
          <text:p text:style-name="P1">tak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3:51.714442468</meta:creation-date>
    <dc:date>2019-09-16T09:02:53.648783850</dc:date>
    <meta:editing-duration>PT9M12S</meta:editing-duration>
    <meta:editing-cycles>3</meta:editing-cycles>
    <meta:generator>LibreOffice/6.0.7.3$Linux_X86_64 LibreOffice_project/00m0$Build-3</meta:generator>
    <meta:document-statistic meta:object-count="17"/>
  </office:meta>
</office:document-meta>
</file>